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02cm" fo:min-width="4.199cm"/>
      <style:paragraph-properties style:writing-mode="lr-tb"/>
    </style:style>
    <style:style style:name="gr2" style:family="graphic" style:parent-style-name="standard" style:list-style-name="L1">
      <style:graphic-properties draw:fill-color="#cccccc" draw:textarea-horizontal-align="justify" draw:textarea-vertical-align="middle" draw:auto-grow-height="false" fo:min-height="5.084cm" fo:min-width="4.83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4.8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1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57cm" fo:min-width="4.32cm"/>
      <style:paragraph-properties style:writing-mode="lr-tb"/>
    </style:style>
    <style:style style:name="gr7" style:family="graphic" style:parent-style-name="standard" style:list-style-name="L1">
      <style:graphic-properties draw:fill-color="#cccccc" draw:textarea-horizontal-align="justify" draw:textarea-vertical-align="middle" draw:auto-grow-height="false" fo:min-height="5.084cm" fo:min-width="4.8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2.157cm" fo:min-width="4.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draw:stroke="none" draw:fill="none" fo:min-height="1.5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1.27cm" svg:x="1.762cm" svg:y="4.302cm">
          <text:p text:style-name="P1"><text:span text:style-name="T1">Area aplikasi ki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334cm" svg:height="5.334cm" svg:x="1.508cm" svg:y="6.461cm">
          <text:p text:style-name="P3"><text:span text:style-name="T2">Halaman login</text:span></text:p>
          <text:p text:style-name="P3"><text:span text:style-name="T2">aplikasi ki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334cm" svg:height="5.334cm" svg:x="13.319cm" svg:y="6.461cm">
          <text:p text:style-name="P3"><text:span text:style-name="T2">Halaman login</text:span></text:p>
          <text:p text:style-name="P3"><text:span text:style-name="T2">googl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.842cm" svg:y1="9.128cm" svg:x2="13.319cm" svg:y2="9.128cm" draw:start-shape="id1" draw:start-glue-point="1" draw:end-shape="id2" draw:end-glue-point="3" svg:d="M6842 9128h6477" svg:viewBox="0 0 6478 1">
          <text:p/>
        </draw:connector>
        <draw:custom-shape draw:style-name="gr5" draw:text-style-name="P1" draw:layer="layout" svg:width="4.699cm" svg:height="1.27cm" svg:x="13.573cm" svg:y="4.302cm">
          <text:p text:style-name="P3"><text:span text:style-name="T1">Area googl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08cm" svg:height="2.667cm" svg:x="13.446cm" svg:y="14.208cm">
          <text:p text:style-name="P1"><text:span text:style-name="T1">Verifikasi akun</text:span></text:p>
          <text:p text:style-name="P1"><text:span text:style-name="T1">goo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" draw:id="id4" draw:layer="layout" svg:width="5.334cm" svg:height="5.334cm" svg:x="1.508cm" svg:y="12.938cm">
          <text:p text:style-name="P3"><text:span text:style-name="T2">Halaman callback</text:span></text:p>
          <text:p text:style-name="P3"><text:span text:style-name="T2">aplikasi kita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413cm" svg:height="0.802cm" svg:x="8.747cm" svg:y="8.493cm">
          <draw:text-box>
            <text:p><text:span text:style-name="T2">Redirect</text:span></text:p>
          </draw:text-box>
        </draw:frame>
        <draw:connector draw:style-name="gr4" draw:text-style-name="P5" draw:layer="layout" draw:type="line" svg:x1="15.986cm" svg:y1="11.795cm" svg:x2="15.986cm" svg:y2="14.208cm" draw:start-shape="id2" draw:start-glue-point="2" draw:end-shape="id3" draw:end-glue-point="0" svg:d="M15986 11795v2413" svg:viewBox="0 0 1 2414">
          <text:p/>
        </draw:connector>
        <draw:connector draw:style-name="gr4" draw:text-style-name="P5" draw:layer="layout" draw:type="line" svg:x1="13.446cm" svg:y1="15.541cm" svg:x2="6.842cm" svg:y2="15.605cm" draw:start-shape="id3" draw:start-glue-point="3" draw:end-shape="id4" draw:end-glue-point="1" svg:d="M13446 15541l-6604 64" svg:viewBox="0 0 6605 65">
          <text:p/>
        </draw:connector>
        <draw:frame draw:style-name="gr8" draw:text-style-name="P6" draw:layer="layout" svg:width="2.413cm" svg:height="0.802cm" svg:x="9.001cm" svg:y="14.922cm">
          <draw:text-box>
            <text:p><text:span text:style-name="T2">Token</text:span></text:p>
          </draw:text-box>
        </draw:frame>
        <draw:custom-shape draw:style-name="gr9" draw:text-style-name="P2" xml:id="id5" draw:id="id5" draw:layer="layout" svg:width="5.08cm" svg:height="2.667cm" svg:x="1.635cm" svg:y="20.05cm">
          <text:p text:style-name="P1"><text:span text:style-name="T1">Ciptaka</text:span><text:span text:style-name="T1">n </text:span><text:span text:style-name="T1">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175cm" svg:y1="18.272cm" svg:x2="4.175cm" svg:y2="20.05cm" draw:start-shape="id4" draw:start-glue-point="2" draw:end-shape="id5" draw:end-glue-point="0" svg:d="M4175 18272v1778" svg:viewBox="0 0 1 1779">
          <text:p/>
        </draw:connector>
        <draw:frame draw:style-name="gr10" draw:text-style-name="P6" draw:layer="layout" svg:width="0.502cm" svg:height="0.962cm" svg:x="22.336cm" svg:y="18.526cm">
          <draw:text-box>
            <text:p/>
          </draw:text-box>
        </draw:frame>
        <draw:frame draw:style-name="gr10" draw:text-style-name="P6" draw:layer="layout" svg:width="0.502cm" svg:height="0.962cm" svg:x="5.318cm" svg:y="17.002cm">
          <draw:text-box>
            <text:p/>
          </draw:text-box>
        </draw:frame>
        <draw:frame draw:style-name="gr10" draw:text-style-name="P6" draw:layer="layout" svg:width="0.502cm" svg:height="0.962cm" svg:x="-2.556cm" svg:y="20.812cm">
          <draw:text-box>
            <text:p/>
          </draw:text-box>
        </draw:frame>
        <draw:frame draw:style-name="gr11" draw:text-style-name="P8" draw:layer="layout" svg:width="4.699cm" svg:height="1.547cm" svg:x="7.858cm" svg:y="1.254cm">
          <draw:text-box>
            <text:p text:style-name="P7"><text:span text:style-name="T3">Diagram alir aplikasi </text:span><text:span text:style-name="T3">login dengan akun </text:span><text:span text:style-name="T3">google</text:span></text:p>
          </draw:text-box>
        </draw:frame>
        <draw:frame draw:style-name="gr12" draw:text-style-name="P10" draw:layer="layout" svg:width="18.542cm" svg:height="1.979cm" svg:x="1.127cm" svg:y="23.016cm">
          <draw:text-box>
            <text:p text:style-name="P9"><text:tab/><text:span text:style-name="T4">Pertama, </text:span><text:span text:style-name="T4">pengguna aplikasi </text:span><text:span text:style-name="T4">melakukan login pada </text:span><text:span text:style-name="T4">halaman google. </text:span><text:span text:style-name="T4">Setelah berhasil login, </text:span><text:span text:style-name="T4">google akan </text:span><text:span text:style-name="T4">mengalihkan ke url </text:span><text:span text:style-name="T4">callback yang </text:span><text:span text:style-name="T4">didefinisikan, disertakan </text:span><text:span text:style-name="T4">pula kode yang akan </text:span><text:span text:style-name="T4">digunakan untuk </text:span><text:span text:style-name="T4">mendapatkan token. </text:span><text:span text:style-name="T4">Dengan token maka </text:span><text:span text:style-name="T4">aplikasi bisa </text:span><text:span text:style-name="T4">mendapatkan profil </text:span><text:span text:style-name="T4">pengguna seperti </text:span><text:span text:style-name="T4">alamat email, nama </text:span><text:span text:style-name="T4">depan, nama belakang, </text:span><text:span text:style-name="T4">jenis kelamin, dan lain-</text:span><text:span text:style-name="T4">lain (kecuali password)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8:16:57.788572690</meta:creation-date>
    <dc:date>2021-11-17T19:14:14.484154100</dc:date>
    <meta:editing-duration>PT6M22S</meta:editing-duration>
    <meta:editing-cycles>2</meta:editing-cycles>
    <meta:generator>LibreOffice/6.4.7.2$Linux_X86_64 LibreOffice_project/40$Build-2</meta:generator>
    <meta:document-statistic meta:object-count="18"/>
  </office:meta>
</office:document-meta>
</file>